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background-color="#ffff00"/>
    </style:style>
    <style:style style:name="P4" style:family="paragraph" style:parent-style-name="Standard" style:list-style-name="L1">
      <style:text-properties fo:background-color="#ffff00"/>
    </style:style>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text-properties fo:font-weight="normal" style:font-weight-asian="normal" style:font-weight-complex="normal"/>
    </style:style>
    <style:style style:name="P9" style:family="paragraph" style:parent-style-name="Standard">
      <style:text-properties style:text-underline-style="solid" style:text-underline-width="auto" style:text-underline-color="font-color" fo:font-weight="normal" style:font-weight-asian="normal" style:font-weight-complex="normal"/>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paragraph-properties fo:break-before="page"/>
      <style:text-properties style:text-underline-style="none" fo:font-weight="normal" style:font-weight-asian="normal" style:font-weight-complex="normal"/>
    </style:style>
    <style:style style:name="T1"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92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yecto Diseño y Análisis de Algoritmos</text:p>
      <text:p text:style-name="Standard">Problema del viajante de comercio</text:p>
      <text:p text:style-name="Standard"/>
      <text:list xml:id="list104879482" text:style-name="L1">
        <text:list-item>
          <text:p text:style-name="P4">restricciones</text:p>
        </text:list-item>
        <text:list-item>
          <text:p text:style-name="P4">estudio comparativo de la ejecución de al menos 3 ejemplos de diferentes tamaños. Los ejemplos deben de incluirse en la documentación. </text:p>
        </text:list-item>
        <text:list-item>
          <text:p text:style-name="P4">estudio comparativo de las diferentes funciones de cota en un entorno de pruebas incremental en cuanto al tamaño de problema analizado. El estudio analizará el comportamiento del algoritmo sobre problemas de tamaño creciente con las distintas opciones de ejecución disponibles. Como resultado de este estudio se determinará la viabilidad de las diferentes funciones de cota en cuanto a los tamaños de problema máximo a los que se puede aplicar con tiempos de ejecución máximo de una hora. Los ejemplos del estudio han de incluirse en la documentación </text:p>
        </text:list-item>
      </text:list>
      <text:p text:style-name="P3"/>
      <text:p text:style-name="P3">hablar de la generación de gráfico</text:p>
      <text:p text:style-name="Standard"/>
      <text:p text:style-name="Standard">El problema del viajante de comercio trata de encontrar el ciclo hamiltoniano de menor peso en un grafo (dirigido o no). Por tanto, la solución al problema es un recorrido por todos los vértices del grafo, indicando según su orden las aristas por las que se pasa. </text:p>
      <text:p text:style-name="Standard">Por ejemplo, si tenemos como solución &lt;0 1 2 0&gt; significa que desde el vértice 0 cogemos una arista al vértice 1, de éste una al vértice 2, y de éste una de vuelta al 0. El peso total de la solución será la suma de los pesos de las aristas recorridas.</text:p>
      <text:p text:style-name="Standard">Por tanto, la función objetivo es la minimización del peso total de la solución.</text:p>
      <text:p text:style-name="Standard"/>
      <text:p text:style-name="Standard">El proyecto está implementado utilizando C++. Se utilizan tres clases:</text:p>
      <text:list xml:id="list516193406" text:style-name="L2">
        <text:list-item>
          <text:p text:style-name="P5">Vértice. La clase Vertice modela un vértice del grafo. Posee un id y un vector de aristas , que guarda las aristas que parten del vértice.</text:p>
          <text:p text:style-name="P5"/>
        </text:list-item>
        <text:list-item>
          <text:p text:style-name="P5">Arista. La clase Arista modela una arista del grafo. Posee dos punteros a Vértices (origen y destino), junto con dos enteros que representan sus ID y un entero que representa el peso de la arista.</text:p>
          <text:p text:style-name="P5"/>
        </text:list-item>
        <text:list-item>
          <text:p text:style-name="P5">Solución. La clase Solucion es un envoltorio sobre el contenedor de STL vector. Esto permite incluirlo en un heap sin problemas. Esta clase guarda un vector de enteros con los vértices seleccionados. Se inicializan a -1.</text:p>
        </text:list-item>
      </text:list>
      <text:p text:style-name="Standard"/>
      <text:p text:style-name="Standard">Además, las funciones principales del proyecto están en el archivo main.cpp. </text:p>
      <text:p text:style-name="P1"/>
      <text:p text:style-name="P1">Funciones principales</text:p>
      <text:p text:style-name="P2">Hay 4 funciones principales, 3 corresponden a cada una de las opciones de la entrada, y la otra corresponde al algoritmo voraz empleado.</text:p>
      <text:list xml:id="list1921152810" text:style-name="L3">
        <text:list-item>
          <text:p text:style-name="P6">voraz. Ejecuta un algoritmo voraz para obtener una solución aproximada en poco tiempo. Para ello, el algoritmo selecciona las aristas con menor peso del vértice en el que esté. Se ejecuta antes de viajanteRP1 y RP2 para obtener un valor con el que comparar.</text:p>
          <text:p text:style-name="P6"/>
        </text:list-item>
      </text:list>
      <text:list xml:id="list316736788" text:style-name="L4">
        <text:list-item>
          <text:p text:style-name="P7">viajanteBT. Responde a la opción 0 de la entrada. Ejecutará backtracking sin funciones de cota, generando todas las posibles soluciones y quedándose con la mejor (la cima del heap).</text:p>
          <text:p text:style-name="P7"><text:s/></text:p>
        </text:list-item>
        <text:list-item>
          <text:p text:style-name="P7">viajanteRP1. Responde a la opción 1 de la entrada. Ejecutará ramificación y poda utilizando como función de cota la suma del peso actual del nodo vivo seleccionado. Es decir, si se han seleccionado x nodos y todavía quedan nodos por seleccionar, la función de cota calculará el peso total de las aristas ya seleccionadas, parando cuando encuentre un nodo no <text:soft-page-break/>seleccionado. Si se han seleccionado todos los nodos, incluirá también en el cálculo el peso de la vuelta al vértice inicial.</text:p>
          <text:p text:style-name="P7"><text:s/></text:p>
        </text:list-item>
        <text:list-item>
          <text:p text:style-name="P7">viajanteRP2. Responde a la opción 2 de la entrada. Ejecutará ramificación y poda utilizando como función de cota la estimación del peso total, mediante el menor peso de cada vértice. Es decir, si se han seleccionado x nodos <text:s/>y todavía quedan nodos por seleccionar, la función de cota calculará el peso total de las aristas ya seleccionadas, sumándole, además, un valor mínimo según la posición en el vector de solución. Si se han seleccionado todos los nodos, calculará de la misma forma que la función anterior.</text:p>
        </text:list-item>
      </text:list>
      <text:p text:style-name="Standard"/>
      <text:p text:style-name="P1">Estructura de datos</text:p>
      <text:p text:style-name="P2">Para maximizar el rendimiento, la estructura de datos empleada para almacenar tanto la lista de nodos vivos como la lista de soluciones, es un heap mínimo, representado con una “priority_queue” de las librerías STL.</text:p>
      <text:p text:style-name="P2">Esta estructura se organiza en forma de árbol, en el que cada elemento es menor que sus hijos, sin importar el orden relativo entre los hijos. Solo es posible acceder a la cima del heap, de forma que siempre se extrae el menor valor almacenado.</text:p>
      <text:p text:style-name="P2">El coste de una extracción o de una inserción en un heap es O(log n), logrando tiempos de ejecución relativamente cortos. Además, el hecho de que siempre se extraiga antes el elemento de menor peso acelera la poda de elementos no óptimos.</text:p>
      <text:p text:style-name="P2"/>
      <text:p text:style-name="P1">Pruebas de ejecución</text:p>
      <text:p text:style-name="P2">Para probar el rendimiento de las distintas opciones de algoritmo, se han hecho varias ejecuciones con distintos tamaños de problema, utilizando la orden “time” para controlar el tiempo de ejecución necesitado.</text:p>
      <text:p text:style-name="P2"/>
      <text:p text:style-name="P9">Opción 0</text:p>
      <text:p text:style-name="P10">Con la entrada (5 vértices):</text:p>
      <text:p text:style-name="P10"><draw:frame text:anchor-type="paragraph" draw:z-index="0" draw:style-name="gr1" svg:width="1.946cm" svg:height="3.336cm" svg:x="0.185cm" svg:y="0.025cm"><draw:text-box><text:p>0</text:p><text:p>5</text:p><text:p>0 4 5 3 10</text:p><text:p>3 0 9 5 2</text:p><text:p>9 6 0 8 5</text:p><text:p>5 2 4 0 7</text:p><text:p>8 5 3 7 0</text:p></draw:text-box></draw:frame></text:p>
      <text:p text:style-name="P10"/>
      <text:p text:style-name="P10"/>
      <text:p text:style-name="P10"/>
      <text:p text:style-name="P10"/>
      <text:p text:style-name="P10"/>
      <text:p text:style-name="P10"/>
      <text:p text:style-name="P10"><text:s/>ha tardado 0,005 s. Generando 65 nodos y analizando 41.</text:p>
      <text:p text:style-name="P10"/>
      <text:p text:style-name="P10">Con la entrada (7vértices): </text:p>
      <text:p text:style-name="P10">0 </text:p>
      <text:p text:style-name="P10">7 </text:p>
      <text:p text:style-name="P10">0 4 5 3 10 8 6 </text:p>
      <text:p text:style-name="P10">3 0 9 5 2 7 3 </text:p>
      <text:p text:style-name="P10">9 6 0 8 5 4 3 </text:p>
      <text:p text:style-name="P10">5 2 4 0 7 8 4 </text:p>
      <text:p text:style-name="P10">3 5 3 5 0 9 2 </text:p>
      <text:p text:style-name="P10">8 4 9 7 9 0 2 </text:p>
      <text:p text:style-name="P10">1 5 3 6 9 2 0</text:p>
      <text:p text:style-name="P10"><text:s/>ha tardado 0,026 s. Generando 1.957 nodos y analizando 1.237</text:p>
      <text:p text:style-name="P10"/>
      <text:p text:style-name="P11"/>
      <text:p text:style-name="P10">Con la entrada (9 vértices):</text:p>
      <text:p text:style-name="P10">0 </text:p>
      <text:p text:style-name="P10">9 </text:p>
      <text:p text:style-name="P10">0 4 5 3 10 8 6 7 2 </text:p>
      <text:p text:style-name="P10">3 0 9 5 2 7 3 4 5 </text:p>
      <text:p text:style-name="P10">9 6 0 8 5 4 3 6 8 </text:p>
      <text:p text:style-name="P10">5 2 4 0 7 8 4 9 1 </text:p>
      <text:p text:style-name="P10">3 5 3 5 0 9 2 4 6 </text:p>
      <text:p text:style-name="P10">8 4 9 7 9 0 2 7 3 </text:p>
      <text:p text:style-name="P10">1 5 3 6 9 2 0 2 7 </text:p>
      <text:p text:style-name="P10">1 5 3 6 9 2 2 0 7 </text:p>
      <text:p text:style-name="P10">8 4 9 7 9 2 7 3 0</text:p>
      <text:p text:style-name="P10"><text:s/>ha tardado 1,321 s. Generando 109.601 nodos y analizando 69.281.</text:p>
      <text:p text:style-name="P10"/>
      <text:p text:style-name="P10">Por último, con la entrada (11 vértices):</text:p>
      <text:p text:style-name="P10">0 </text:p>
      <text:p text:style-name="P10">11 </text:p>
      <text:p text:style-name="P10">0 4 5 3 10 8 6 7 2 6 7 </text:p>
      <text:p text:style-name="P10">3 0 9 5 2 7 3 4 5 5 7 </text:p>
      <text:p text:style-name="P10">9 6 0 8 5 4 3 6 8 5 8 </text:p>
      <text:p text:style-name="P10">5 2 4 0 7 8 4 9 1 3 9 </text:p>
      <text:p text:style-name="P10">3 5 3 5 0 9 2 4 6 7 1 </text:p>
      <text:p text:style-name="P10">8 4 9 7 9 0 2 7 3 2 4 </text:p>
      <text:p text:style-name="P10">1 5 3 6 9 2 0 2 7 6 1 </text:p>
      <text:p text:style-name="P10">1 5 3 6 9 2 2 0 7 9 3 </text:p>
      <text:p text:style-name="P10">8 4 9 7 9 2 7 3 0 7 2 </text:p>
      <text:p text:style-name="P10">8 4 9 7 9 2 7 3 7 0 2 </text:p>
      <text:p text:style-name="P10">5 2 4 7 8 4 9 1 3 9 0</text:p>
      <text:p text:style-name="P10"><text:s/>ha tardado 2 m 18,685 s. Generando 9.864.101 nodos y analizando 6.235.301.</text:p>
      <text:p text:style-name="P10"/>
      <text:p text:style-name="P10">A partir de este punto, todas las pruebas con la opción 0 no han dado resultados concluyentes, ya que tras varios minutos mi ordenador ha quedado sin memoria RAM suficiente para poder seguir generando nodos.</text:p>
      <text:p text:style-name="P10"/>
      <text:p text:style-name="P9">Opción 1</text:p>
      <text:p text:style-name="P10">Con la entrada (5 vértices):</text:p>
      <text:p text:style-name="P10"><draw:frame text:anchor-type="paragraph" draw:z-index="1" draw:style-name="gr1" svg:width="1.946cm" svg:height="3.336cm" svg:x="0.185cm" svg:y="0.025cm"><draw:text-box><text:p>1</text:p><text:p>5</text:p><text:p>0 4 5 3 10</text:p><text:p>3 0 9 5 2</text:p><text:p>9 6 0 8 5</text:p><text:p>5 2 4 0 7</text:p><text:p>8 5 3 7 0</text:p></draw:text-box></draw:frame></text:p>
      <text:p text:style-name="P10"/>
      <text:p text:style-name="P10"/>
      <text:p text:style-name="P10"/>
      <text:p text:style-name="P10"/>
      <text:p text:style-name="P10"/>
      <text:p text:style-name="P10"/>
      <text:p text:style-name="P10"><text:s/>ha tardado 0,004 s. Generando 36 nodos, analizando 35 y podando 23.</text:p>
      <text:p text:style-name="P10"/>
      <text:p text:style-name="P10">Con la entrada (7vértices): </text:p>
      <text:p text:style-name="P10">1</text:p>
      <text:p text:style-name="P10">7 </text:p>
      <text:p text:style-name="P10">0 4 5 3 10 8 6 </text:p>
      <text:p text:style-name="P10">3 0 9 5 2 7 3 </text:p>
      <text:p text:style-name="P10">9 6 0 8 5 4 3 </text:p>
      <text:p text:style-name="P10"><text:soft-page-break/>5 2 4 0 7 8 4 </text:p>
      <text:p text:style-name="P10">3 5 3 5 0 9 2 </text:p>
      <text:p text:style-name="P10">8 4 9 7 9 0 2 </text:p>
      <text:p text:style-name="P10">1 5 3 6 9 2 0</text:p>
      <text:p text:style-name="P10"><text:s/>ha tardado 0,015 s. Generando 435 nodos, analizando 423 y podando 504</text:p>
      <text:p text:style-name="P10"/>
      <text:p text:style-name="P10">Con la entrada (9 vértices):</text:p>
      <text:p text:style-name="P10">1</text:p>
      <text:p text:style-name="P10">9 </text:p>
      <text:p text:style-name="P10">0 4 5 3 10 8 6 7 2 </text:p>
      <text:p text:style-name="P10">3 0 9 5 2 7 3 4 5 </text:p>
      <text:p text:style-name="P10">9 6 0 8 5 4 3 6 8 </text:p>
      <text:p text:style-name="P10">5 2 4 0 7 8 4 9 1 </text:p>
      <text:p text:style-name="P10">3 5 3 5 0 9 2 4 6 </text:p>
      <text:p text:style-name="P10">8 4 9 7 9 0 2 7 3 </text:p>
      <text:p text:style-name="P10">1 5 3 6 9 2 0 2 7 </text:p>
      <text:p text:style-name="P10">1 5 3 6 9 2 2 0 7 </text:p>
      <text:p text:style-name="P10">8 4 9 7 9 2 7 3 0</text:p>
      <text:p text:style-name="P10"><text:s/>ha tardado 0,140 s. Generando 9.408 nodos, analizando 9.312 y podando 15.503.</text:p>
      <text:p text:style-name="P10"/>
      <text:p text:style-name="P10">Por último, con la entrada (11 vértices):</text:p>
      <text:p text:style-name="P10">1 </text:p>
      <text:p text:style-name="P10">11 </text:p>
      <text:p text:style-name="P10">0 4 5 3 10 8 6 7 2 6 7 </text:p>
      <text:p text:style-name="P10">3 0 9 5 2 7 3 4 5 5 7 </text:p>
      <text:p text:style-name="P10">9 6 0 8 5 4 3 6 8 5 8 </text:p>
      <text:p text:style-name="P10">5 2 4 0 7 8 4 9 1 3 9 </text:p>
      <text:p text:style-name="P10">3 5 3 5 0 9 2 4 6 7 1 </text:p>
      <text:p text:style-name="P10">8 4 9 7 9 0 2 7 3 2 4 </text:p>
      <text:p text:style-name="P10">1 5 3 6 9 2 0 2 7 6 1 </text:p>
      <text:p text:style-name="P10">1 5 3 6 9 2 2 0 7 9 3 </text:p>
      <text:p text:style-name="P10">8 4 9 7 9 2 7 3 0 7 2 </text:p>
      <text:p text:style-name="P10">8 4 9 7 9 2 7 3 7 0 2 </text:p>
      <text:p text:style-name="P10">5 2 4 7 8 4 9 1 3 9 0</text:p>
      <text:p text:style-name="P10"><text:s/>ha tardado 2,530 s. Generando 135.764 nodos, analizando 135.309 y podando 326.993.</text:p>
      <text:p text:style-name="P10"/>
      <text:p text:style-name="P10"/>
      <text:p text:style-name="P10"/>
      <text:p text:style-name="P9">Opción 2</text:p>
      <text:p text:style-name="P10">Con la entrada (5 vértices):</text:p>
      <text:p text:style-name="P10"><draw:frame text:anchor-type="paragraph" draw:z-index="2" draw:style-name="gr1" svg:width="1.946cm" svg:height="3.336cm" svg:x="0.185cm" svg:y="0.025cm"><draw:text-box><text:p>2</text:p><text:p>5</text:p><text:p>0 4 5 3 10</text:p><text:p>3 0 9 5 2</text:p><text:p>9 6 0 8 5</text:p><text:p>5 2 4 0 7</text:p><text:p>8 5 3 7 0</text:p></draw:text-box></draw:frame></text:p>
      <text:p text:style-name="P10"/>
      <text:p text:style-name="P10"/>
      <text:p text:style-name="P10"/>
      <text:p text:style-name="P10"/>
      <text:p text:style-name="P10"/>
      <text:p text:style-name="P10"/>
      <text:p text:style-name="P10"><text:s/>ha tardado 0,004 s. Generando 28 nodos, analizando 27 y podando 18.</text:p>
      <text:p text:style-name="P10"/>
      <text:p text:style-name="P10">Con la entrada (7vértices): </text:p>
      <text:p text:style-name="P10">2</text:p>
      <text:p text:style-name="P10">7 </text:p>
      <text:p text:style-name="P10"><text:soft-page-break/>0 4 5 3 10 8 6 </text:p>
      <text:p text:style-name="P10">3 0 9 5 2 7 3 </text:p>
      <text:p text:style-name="P10">9 6 0 8 5 4 3 </text:p>
      <text:p text:style-name="P10">5 2 4 0 7 8 4 </text:p>
      <text:p text:style-name="P10">3 5 3 5 0 9 2 </text:p>
      <text:p text:style-name="P10">8 4 9 7 9 0 2 </text:p>
      <text:p text:style-name="P10">1 5 3 6 9 2 0</text:p>
      <text:p text:style-name="P10"><text:s/>ha tardado 0,012 s. Generando 435 nodos, analizando 423 y podando 504</text:p>
      <text:p text:style-name="P10"/>
      <text:p text:style-name="P10">Con la entrada (9 vértices):</text:p>
      <text:p text:style-name="P10">2</text:p>
      <text:p text:style-name="P10">9 </text:p>
      <text:p text:style-name="P10">0 4 5 3 10 8 6 7 2 </text:p>
      <text:p text:style-name="P10">3 0 9 5 2 7 3 4 5 </text:p>
      <text:p text:style-name="P10">9 6 0 8 5 4 3 6 8 </text:p>
      <text:p text:style-name="P10">5 2 4 0 7 8 4 9 1 </text:p>
      <text:p text:style-name="P10">3 5 3 5 0 9 2 4 6 </text:p>
      <text:p text:style-name="P10">8 4 9 7 9 0 2 7 3 </text:p>
      <text:p text:style-name="P10">1 5 3 6 9 2 0 2 7 </text:p>
      <text:p text:style-name="P10">1 5 3 6 9 2 2 0 7 </text:p>
      <text:p text:style-name="P10">8 4 9 7 9 2 7 3 0</text:p>
      <text:p text:style-name="P10"><text:s/>ha tardado 0,138 s. Generando 8.780 nodos, analizando 8.683 y podando 14.255.</text:p>
      <text:p text:style-name="P10"/>
      <text:p text:style-name="P10">Por último, con la entrada (11 vértices):</text:p>
      <text:p text:style-name="P10">2</text:p>
      <text:p text:style-name="P10">11 </text:p>
      <text:p text:style-name="P10">0 4 5 3 10 8 6 7 2 6 7 </text:p>
      <text:p text:style-name="P10">3 0 9 5 2 7 3 4 5 5 7 </text:p>
      <text:p text:style-name="P10">9 6 0 8 5 4 3 6 8 5 8 </text:p>
      <text:p text:style-name="P10">5 2 4 0 7 8 4 9 1 3 9 </text:p>
      <text:p text:style-name="P10">3 5 3 5 0 9 2 4 6 7 1 </text:p>
      <text:p text:style-name="P10">8 4 9 7 9 0 2 7 3 2 4 </text:p>
      <text:p text:style-name="P10">1 5 3 6 9 2 0 2 7 6 1 </text:p>
      <text:p text:style-name="P10">1 5 3 6 9 2 2 0 7 9 3 </text:p>
      <text:p text:style-name="P10">8 4 9 7 9 2 7 3 0 7 2 </text:p>
      <text:p text:style-name="P10">8 4 9 7 9 2 7 3 7 0 2 </text:p>
      <text:p text:style-name="P10">5 2 4 7 8 4 9 1 3 9 0</text:p>
      <text:p text:style-name="P10"><text:s/>ha tardado 2,500 s. Generando 134.129 nodos, analizando 133.676 y podando 320.994.</text:p>
      <text:p text:style-name="P10"/>
      <text:p text:style-name="P10">Con la entrada (13 vértices):</text:p>
      <text:p text:style-name="P10">2</text:p>
      <text:p text:style-name="P10">13</text:p>
      <text:p text:style-name="P10">0 4 5 3 10 8 6 7 2 6 7 8 2</text:p>
      <text:p text:style-name="P10">3 0 9 5 2 7 3 4 5 5 7 9 6</text:p>
      <text:p text:style-name="P10">9 6 0 8 5 4 3 6 8 5 8 4 7</text:p>
      <text:p text:style-name="P10">5 2 4 0 7 8 4 9 1 3 9 6 8</text:p>
      <text:p text:style-name="P10">3 5 3 5 0 9 2 4 6 7 1 3 1</text:p>
      <text:p text:style-name="P10">8 4 9 7 9 0 2 7 3 2 4 4 5</text:p>
      <text:p text:style-name="P10">1 5 3 6 9 2 0 2 7 6 1 5 7</text:p>
      <text:p text:style-name="P10">1 5 3 6 9 2 2 0 7 9 3 7 6</text:p>
      <text:p text:style-name="P10">8 4 9 7 9 2 7 3 0 7 2 2 4</text:p>
      <text:p text:style-name="P10">8 4 9 7 9 2 7 3 7 0 2 1 3</text:p>
      <text:p text:style-name="P10"><text:soft-page-break/>5 2 4 7 8 4 9 1 3 9 0 6 2</text:p>
      <text:p text:style-name="P10">3 5 3 5 9 2 4 6 7 1 3 0 8</text:p>
      <text:p text:style-name="P10">1 5 3 6 9 2 2 7 9 3 7 6 0</text:p>
      <text:p text:style-name="P10"><text:s/>ha tardado 54,784 s. Generando 2.087.112 nodos, analizando 2.085.469 y podando 6.372.700</text:p>
      <text:p text:style-name="P10"/>
      <text:p text:style-name="P10">Con la entrada (15 vértices):</text:p>
      <text:p text:style-name="P10">2</text:p>
      <text:p text:style-name="P10">15</text:p>
      <text:p text:style-name="P10">0 4 5 3 10 8 6 7 2 6 7 8 2 3 5</text:p>
      <text:p text:style-name="P10">3 0 9 5 2 7 3 4 5 5 7 9 6 4 8</text:p>
      <text:p text:style-name="P10">9 6 0 8 5 4 3 6 8 5 8 4 7 6 7</text:p>
      <text:p text:style-name="P10">5 2 4 0 7 8 4 9 1 3 9 6 8 7 8</text:p>
      <text:p text:style-name="P10">3 5 3 5 0 9 2 4 6 7 1 3 1 8 9</text:p>
      <text:p text:style-name="P10">8 4 9 7 9 0 2 7 3 2 4 4 5 1 2</text:p>
      <text:p text:style-name="P10">1 5 3 6 9 2 0 2 7 6 1 5 7 3 4</text:p>
      <text:p text:style-name="P10">1 5 3 6 9 2 2 0 7 9 3 7 6 5 6</text:p>
      <text:p text:style-name="P10">8 4 9 7 9 2 7 3 0 7 2 2 4 6 7</text:p>
      <text:p text:style-name="P10">8 4 9 7 9 2 7 3 7 0 2 1 3 4 2</text:p>
      <text:p text:style-name="P10">5 2 4 7 8 4 9 1 3 9 0 6 2 5 1</text:p>
      <text:p text:style-name="P10">3 5 3 5 9 2 4 6 7 1 3 0 8 2 6</text:p>
      <text:p text:style-name="P10">1 5 3 6 9 2 2 7 9 3 7 6 0 7 8</text:p>
      <text:p text:style-name="P10">9 6 8 5 4 3 6 8 5 8 4 7 6 0 7 </text:p>
      <text:p text:style-name="P10">3 9 5 2 7 3 4 5 5 7 9 6 4 8 0</text:p>
      <text:p text:style-name="P10"><text:s/>ha tardado 2m 0,626 s. Generando 3.458.575 nodos, analizando 3.457.718 y podando 12.911.199</text:p>
      <text:p text:style-name="P10"/>
      <text:p text:style-name="P10">Con la entrada (17 vértices):</text:p>
      <text:p text:style-name="P10">2</text:p>
      <text:p text:style-name="P10">17</text:p>
      <text:p text:style-name="P10">0 4 5 3 10 8 6 7 2 6 7 8 2 3 5 6 5</text:p>
      <text:p text:style-name="P10">3 0 9 5 2 7 3 4 5 5 7 9 6 4 8 9 4</text:p>
      <text:p text:style-name="P10">9 6 0 8 5 4 3 6 8 5 8 4 7 6 7 8 3</text:p>
      <text:p text:style-name="P10">5 2 4 0 7 8 4 9 1 3 9 6 8 7 8 9 1</text:p>
      <text:p text:style-name="P10">3 5 3 5 0 9 2 4 6 7 1 3 1 8 9 1 9</text:p>
      <text:p text:style-name="P10">8 4 9 7 9 0 2 7 3 2 4 4 5 1 2 3 8</text:p>
      <text:p text:style-name="P10">1 5 3 6 9 2 0 2 7 6 1 5 7 3 4 5 7</text:p>
      <text:p text:style-name="P10">1 5 3 6 9 2 2 0 7 9 3 7 6 5 6 7 5</text:p>
      <text:p text:style-name="P10">8 4 9 7 9 2 7 3 0 7 2 2 4 6 7 8 6</text:p>
      <text:p text:style-name="P10">8 4 9 7 9 2 7 3 7 0 2 1 3 4 2 3 7</text:p>
      <text:p text:style-name="P10">5 2 4 7 8 4 9 1 3 9 0 6 2 5 1 2 3</text:p>
      <text:p text:style-name="P10">3 5 3 5 9 2 4 6 7 1 3 0 8 2 6 7 1</text:p>
      <text:p text:style-name="P10">1 5 3 6 9 2 2 7 9 3 7 6 0 7 8 9 4</text:p>
      <text:p text:style-name="P10">9 6 8 5 4 3 6 8 5 8 4 7 6 0 7 8 5</text:p>
      <text:p text:style-name="P10">3 9 5 2 7 3 4 5 5 7 9 6 4 8 0 1 8</text:p>
      <text:p text:style-name="P10">9 6 8 5 4 3 6 8 5 8 4 7 6 7 8 0 9</text:p>
      <text:p text:style-name="P10">3 9 5 2 7 3 4 5 5 7 9 6 4 8 9 4 0</text:p>
      <text:p text:style-name="P10"><text:s text:c="2"/>ha tardado 2m 0,626 s. Generando 3.458.575 nodos, analizando 3.457.718 y podando 12.911.199</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tor </meta:initial-creator>
    <meta:creation-date>2011-12-18T02:34:31</meta:creation-date>
    <dc:date>2011-12-19T21:58:27</dc:date>
    <dc:creator>victor </dc:creator>
    <meta:editing-duration>PT03H53M14S</meta:editing-duration>
    <meta:editing-cycles>11</meta:editing-cycles>
    <meta:generator>OpenOffice.org/3.2$Linux OpenOffice.org_project/320m12$Build-9483</meta:generator>
    <meta:document-statistic meta:table-count="0" meta:image-count="0" meta:object-count="0" meta:page-count="6" meta:paragraph-count="212" meta:word-count="2549" meta:character-count="9396"/>
  </office:meta>
</office:document-meta>
</file>